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9.107cm" style:rel-column-width="35106*"/>
    </style:style>
    <style:style style:name="Tabelle2.B" style:family="table-column">
      <style:table-column-properties style:column-width="7.893cm" style:rel-column-width="30429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cm" fo:border-left="0.05pt solid #000000" fo:border-right="none" fo:border-top="none" fo:border-bottom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299cm" style:rel-column-width="28136*"/>
    </style:style>
    <style:style style:name="Tabelle3.B" style:family="table-column">
      <style:table-column-properties style:column-width="9.701cm" style:rel-column-width="37399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22d049" officeooo:paragraph-rsid="00107fa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Courier New" fo:font-size="12pt" officeooo:rsid="00240807" officeooo:paragraph-rsid="00240807" style:font-size-asian="12pt" style:font-size-complex="12pt"/>
    </style:style>
    <style:style style:name="P5" style:family="paragraph" style:parent-style-name="Table_20_Contents">
      <style:text-properties style:font-name="Courier New" fo:font-size="12pt" officeooo:rsid="00240807" officeooo:paragraph-rsid="002d881b" style:font-size-asian="12pt" style:font-size-complex="12pt"/>
    </style:style>
    <style:style style:name="P6" style:family="paragraph" style:parent-style-name="Table_20_Contents">
      <style:text-properties style:font-name="Courier New" fo:font-size="12pt" fo:font-weight="normal" officeooo:rsid="0022d049" officeooo:paragraph-rsid="002d881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Courier New" fo:font-size="12pt" fo:font-style="italic" officeooo:rsid="00240807" officeooo:paragraph-rsid="00240807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Liberation Serif" fo:font-size="12pt" fo:font-weight="normal" officeooo:rsid="0022d049" officeooo:paragraph-rsid="0022d04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28bdd7" officeooo:paragraph-rsid="0028bdd7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28bdd7" officeooo:paragraph-rsid="002b95a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29caf7" officeooo:paragraph-rsid="0029caf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2b4ee4" officeooo:paragraph-rsid="002b4ee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b4ee4" officeooo:paragraph-rsid="002b95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2b4ee4" officeooo:paragraph-rsid="0031bdc2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2b95a6" officeooo:paragraph-rsid="002b95a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1bdc2" officeooo:paragraph-rsid="0031bdc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2e084" officeooo:paragraph-rsid="0032e084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bold" officeooo:rsid="0022d049" officeooo:paragraph-rsid="0022d049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22d049" officeooo:paragraph-rsid="0028bdd7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2b4ee4" officeooo:paragraph-rsid="002b4ee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style="normal" officeooo:rsid="0028bdd7" officeooo:paragraph-rsid="0028bdd7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Liberation Serif" fo:font-size="12pt" fo:font-style="normal" fo:font-weight="normal" officeooo:rsid="0028bdd7" officeooo:paragraph-rsid="0028bdd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fo:font-weight="normal" officeooo:rsid="002d881b" officeooo:paragraph-rsid="002d881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fo:font-weight="normal" officeooo:rsid="002b4ee4" officeooo:paragraph-rsid="002b4ee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style:text-underline-style="none" fo:font-weight="bold" officeooo:rsid="002b4ee4" officeooo:paragraph-rsid="002b4ee4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Liberation Serif" fo:font-size="12pt" style:text-underline-style="none" fo:font-weight="bold" officeooo:rsid="002b95a6" officeooo:paragraph-rsid="002b95a6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4pt" fo:font-weight="bold" officeooo:rsid="0022d049" officeooo:paragraph-rsid="0022d049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Liberation Serif" fo:font-size="14pt" fo:font-weight="bold" officeooo:rsid="002b4ee4" officeooo:paragraph-rsid="002b4ee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22c05" style:font-size-asian="10pt" style:font-size-complex="10pt"/>
    </style:style>
    <style:style style:name="P30" style:family="paragraph" style:parent-style-name="Standard">
      <style:text-properties style:font-name="Liberation Serif" fo:font-size="16pt" fo:font-weight="normal" officeooo:rsid="0028bdd7" officeooo:paragraph-rsid="002b95a6" style:font-size-asian="14pt" style:font-weight-asian="normal" style:font-size-complex="16pt" style:font-weight-complex="normal"/>
    </style:style>
    <style:style style:name="P31" style:family="paragraph" style:parent-style-name="Standard">
      <style:text-properties style:font-name="Courier New" fo:font-size="12pt" fo:font-weight="normal" officeooo:rsid="0022d049" officeooo:paragraph-rsid="0022d049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Courier New" fo:font-size="12pt" fo:font-weight="normal" officeooo:rsid="0022d049" officeooo:paragraph-rsid="00240807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Courier New" fo:font-size="12pt" fo:font-weight="normal" officeooo:rsid="0022d049" officeooo:paragraph-rsid="0028bdd7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Courier New" fo:font-size="12pt" fo:font-weight="normal" officeooo:rsid="0022d049" officeooo:paragraph-rsid="002d881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Courier New" fo:font-size="12pt" fo:font-weight="normal" officeooo:rsid="00240807" officeooo:paragraph-rsid="0028bdd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ourier New" fo:font-size="12pt" fo:font-style="italic" fo:font-weight="normal" officeooo:rsid="0022d049" officeooo:paragraph-rsid="00240807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style:font-name="Courier New" fo:font-size="12pt" fo:font-style="italic" fo:font-weight="normal" officeooo:rsid="0022d049" officeooo:paragraph-rsid="0026d6aa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top="0.3cm" fo:margin-bottom="0cm" loext:contextual-spacing="false" style:writing-mode="page"/>
      <style:text-properties style:font-name="Liberation Serif" fo:font-size="12pt" fo:font-weight="normal" officeooo:rsid="002b4ee4" officeooo:paragraph-rsid="002b4ee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.3cm" fo:margin-bottom="0cm" loext:contextual-spacing="false" style:writing-mode="page"/>
      <style:text-properties style:font-name="Liberation Serif" fo:font-size="12pt" fo:font-weight="normal" officeooo:rsid="002b4ee4" officeooo:paragraph-rsid="002b95a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4pt" fo:font-weight="bold" officeooo:rsid="0028bdd7" officeooo:paragraph-rsid="0028bdd7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reak-before="page"/>
      <style:text-properties style:font-name="Liberation Serif" fo:font-size="14pt" fo:font-weight="bold" officeooo:rsid="0032e084" officeooo:paragraph-rsid="0032e084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Liberation Serif" fo:font-size="12pt" fo:font-weight="normal" officeooo:rsid="0028bdd7" officeooo:paragraph-rsid="002b95a6" style:font-size-asian="12pt" style:font-weight-asian="normal" style:font-size-complex="12pt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79ea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0807" style:font-weight-asian="bold" style:font-weight-complex="bold"/>
    </style:style>
    <style:style style:name="T5" style:family="text">
      <style:text-properties fo:font-weight="bold" officeooo:rsid="002d881b" style:font-weight-asian="bold" style:font-weight-complex="bold"/>
    </style:style>
    <style:style style:name="T6" style:family="text">
      <style:text-properties fo:font-weight="bold" officeooo:rsid="002b95a6" style:font-weight-asian="bold" style:font-weight-complex="bold"/>
    </style:style>
    <style:style style:name="T7" style:family="text">
      <style:text-properties officeooo:rsid="00240807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font-name="Courier New" officeooo:rsid="0031bdc2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26d6aa"/>
    </style:style>
    <style:style style:name="T12" style:family="text">
      <style:text-properties officeooo:rsid="0028bdd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2d049" style:font-weight-asian="normal" style:font-weight-complex="normal"/>
    </style:style>
    <style:style style:name="T15" style:family="text">
      <style:text-properties fo:font-weight="normal" officeooo:rsid="002d881b" style:font-weight-asian="normal" style:font-weight-complex="normal"/>
    </style:style>
    <style:style style:name="T16" style:family="text">
      <style:text-properties fo:font-weight="normal" officeooo:rsid="00334e41" style:font-weight-asian="normal" style:font-weight-complex="normal"/>
    </style:style>
    <style:style style:name="T17" style:family="text">
      <style:text-properties officeooo:rsid="002b95a6"/>
    </style:style>
    <style:style style:name="T18" style:family="text">
      <style:text-properties officeooo:rsid="002d881b"/>
    </style:style>
    <style:style style:name="T19" style:family="text">
      <style:text-properties officeooo:rsid="002e1ce3"/>
    </style:style>
    <style:style style:name="T20" style:family="text">
      <style:text-properties officeooo:rsid="0031bdc2"/>
    </style:style>
    <style:style style:name="T21" style:family="text">
      <style:text-properties officeooo:rsid="002b4ee4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33024" style:font-style-asian="normal" style:font-style-complex="normal"/>
    </style:style>
    <style:style style:name="T25" style:family="text">
      <style:text-properties fo:font-style="normal" officeooo:rsid="00840c47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8" style:family="text">
      <style:text-properties officeooo:rsid="0032e084"/>
    </style:style>
    <style:style style:name="T29" style:family="text">
      <style:text-properties officeooo:rsid="00368acb"/>
    </style:style>
    <style:style style:name="T30" style:family="text">
      <style:text-properties officeooo:rsid="0036b782"/>
    </style:style>
    <style:style style:name="T31" style:family="text">
      <style:text-properties officeooo:rsid="00381e79"/>
    </style:style>
    <style:style style:name="T32" style:family="text">
      <style:text-properties officeooo:rsid="00397b72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 kommt vor, dass eine Verzweigung mehr als zwei Fälle unterschieden muss. Bisher haben wir <text:span text:style-name="T1">das</text:span> mithilfe mehrerer if-else-Verzweigungen gelöst. Die Entwickler von Programmiersprachen (auf denen Java aufbaut) fanden diese Lösung umständlich und dachten sich eine <text:span text:style-name="T1">neue</text:span> Schreibweise aus.</text:p>
      <text:p text:style-name="P8"/>
      <text:p text:style-name="P8"/>
      <text:p text:style-name="P27"><text:span text:style-name="T1">B</text:span>eispiel</text:p>
      <text:p text:style-name="P18"/>
      <text:p text:style-name="P8">Die folgende Methode <text:span text:style-name="T1">gibt ein Menü zur</text:span> Auswahl <text:span text:style-name="T1">von</text:span> Funktionen eines Taschenrechners <text:span text:style-name="T1">aus:</text:span></text:p>
      <text:p text:style-name="P8"/>
      <text:p text:style-name="P31"><text:span text:style-name="T1">public </text:span>void menü()</text:p>
      <text:p text:style-name="P31">{</text:p>
      <text:p text:style-name="P31"><text:s text:c="3"/>int wahl = 0;</text:p>
      <text:p text:style-name="P31"><text:s text:c="3"/>while (wahl != 4)</text:p>
      <text:p text:style-name="P31"><text:s text:c="3"/>{</text:p>
      <text:p text:style-name="P32"><text:s text:c="6"/>Console.print<text:span text:style-name="T7">ln</text:span>("<text:span text:style-name="T7">Bitte wählen sie eine Funktion aus:</text:span> ");</text:p>
      <text:p text:style-name="P32"><text:s text:c="6"/>Console.println("1. Grundrechenarten");</text:p>
      <text:p text:style-name="P31"><text:s text:c="6"/>Console.println("2. Potenzen");</text:p>
      <text:p text:style-name="P31"><text:s text:c="6"/>Console.println("3. Trigonometrie");</text:p>
      <text:p text:style-name="P31"><text:s text:c="6"/>Console.println("<text:span text:style-name="T7">4</text:span>. Ende");</text:p>
      <text:p text:style-name="P31"><text:s text:c="2"/></text:p>
      <text:p text:style-name="P31"><text:s text:c="6"/>wahl = Console.readInt();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6"/>
            <text:p text:style-name="P36"><text:s text:c="6"/>// <text:span text:style-name="T7">Lösung mit switch</text:span> <text:s text:c="5"/></text:p>
            <text:p text:style-name="P32"><text:span text:style-name="T3"><text:s text:c="6"/>switch</text:span> (wahl)</text:p>
            <text:p text:style-name="P32"><text:s text:c="6"/>{</text:p>
            <text:p text:style-name="P32"><text:s text:c="9"/><text:span text:style-name="T3">case</text:span> 1:</text:p>
            <text:p text:style-name="P32"><text:s text:c="12"/>grundrechnen();</text:p>
            <text:p text:style-name="P32"><text:s text:c="12"/><text:span text:style-name="T3">break</text:span>;</text:p>
            <text:p text:style-name="P32"><text:s text:c="9"/><text:span text:style-name="T3">case</text:span> 2:</text:p>
            <text:p text:style-name="P32"><text:s text:c="12"/><text:span text:style-name="T7">potenzen();</text:span></text:p>
            <text:p text:style-name="P32"><text:s text:c="12"/><text:span text:style-name="T4">break</text:span><text:span text:style-name="T7">;</text:span></text:p>
            <text:p text:style-name="P32"><text:s text:c="9"/><text:span text:style-name="T3">case</text:span> <text:span text:style-name="T7">3</text:span>:</text:p>
            <text:p text:style-name="P32"><text:s text:c="12"/><text:span text:style-name="T7">trigonometrie();</text:span></text:p>
            <text:p text:style-name="P32"><text:s text:c="12"/><text:span text:style-name="T4">break</text:span><text:span text:style-name="T7">;</text:span></text:p>
            <text:p text:style-name="P32"><text:s text:c="9"/><text:span text:style-name="T5">case</text:span><text:span text:style-name="T18"> 4:</text:span></text:p>
            <text:p text:style-name="P32"><text:s text:c="12"/><text:span text:style-name="T5">break</text:span><text:span text:style-name="T18">;</text:span></text:p>
            <text:p text:style-name="P32"><text:s text:c="9"/><text:span text:style-name="T4">default</text:span><text:span text:style-name="T7">:</text:span></text:p>
            <text:p text:style-name="P32"><text:s text:c="12"/><text:span text:style-name="T18">Console.println</text:span></text:p>
            <text:p text:style-name="P34"><text:s text:c="14"/><text:span text:style-name="T18">("Falsche Eingabe");</text:span></text:p>
            <text:p text:style-name="P32"><text:s text:c="12"/><text:span text:style-name="T4">break</text:span><text:span text:style-name="T7">;</text:span></text:p>
            <text:p text:style-name="P32"><text:s text:c="6"/><text:span text:style-name="T7">}</text:span></text:p>
          </table:table-cell>
          <table:table-cell table:style-name="Tabelle2.B1" office:value-type="string">
            <text:p text:style-name="P37"><text:s text:c="4"/>// <text:span text:style-name="T11">Alternativ:</text:span></text:p>
            <text:p text:style-name="P7"><text:s text:c="4"/>// Lösung mit if-else </text:p>
            <text:p text:style-name="P4"><text:s text:c="4"/>if (wahl == 1) </text:p>
            <text:p text:style-name="P4"><text:s text:c="4"/>{</text:p>
            <text:p text:style-name="P4"><text:s text:c="7"/>grundrechnen();</text:p>
            <text:p text:style-name="P4"><text:s text:c="4"/>} </text:p>
            <text:p text:style-name="P4"><text:s text:c="4"/>else if (wahl == 2)</text:p>
            <text:p text:style-name="P4"><text:s text:c="4"/>{</text:p>
            <text:p text:style-name="P4"><text:s text:c="7"/>potenzen();</text:p>
            <text:p text:style-name="P4"><text:s text:c="4"/>}</text:p>
            <text:p text:style-name="P4"><text:s text:c="4"/>else if (wahl == 3)</text:p>
            <text:p text:style-name="P4"><text:s text:c="4"/>{</text:p>
            <text:p text:style-name="P4"><text:s text:c="7"/>trigonometrie();</text:p>
            <text:p text:style-name="P4"><text:s text:c="4"/>}</text:p>
            <text:p text:style-name="P4"><text:s text:c="4"/><text:span text:style-name="T18">else if (wahl != 4)</text:span></text:p>
            <text:p text:style-name="P4"><text:s text:c="4"/><text:span text:style-name="T18">{</text:span></text:p>
            <text:p text:style-name="P5"><text:s/><text:span text:style-name="T14"><text:s text:c="6"/></text:span><text:span text:style-name="T15">Console.println</text:span></text:p>
            <text:p text:style-name="P34"><text:s text:c="9"/><text:span text:style-name="T18">("Falsche Eingabe");</text:span></text:p>
            <text:p text:style-name="P34"><text:s text:c="4"/><text:span text:style-name="T18">}</text:span></text:p>
            <text:p text:style-name="P6"/>
          </table:table-cell>
        </table:table-row>
      </table:table>
      <text:p text:style-name="P32"><text:s text:c="3"/><text:span text:style-name="T7">}</text:span></text:p>
      <text:p text:style-name="P31">}</text:p>
      <text:p text:style-name="P8"/>
      <text:p text:style-name="P40">Syntax des switch-Befehls</text:p>
      <text:p text:style-name="P19"/>
      <text:p text:style-name="P9">Ein „switch“ bezieht sich immer auf den <text:span text:style-name="T3">Wert einer Variablen</text:span>. Die Variable kann den Datentyp </text:p>
      <text:p text:style-name="P9"><text:span text:style-name="T8">int</text:span> (ganze Zahl), <text:span text:style-name="T8">char</text:span> (Buchstabe) oder <text:span text:style-name="T8">String</text:span> (Text) haben, aber nicht z.B. <text:span text:style-name="T8">double</text:span> (Dezimalbruch) – weil es bei double-Werten schnell zu kleinen Ungenauigkeiten, z.B. durch Rundungsfehler kommt.</text:p>
      <text:p text:style-name="P9"/>
      <text:p text:style-name="P9">Der switch wählt <text:span text:style-name="T20">entsprechend</text:span> des Wertes der Variablen eine von mehreren Möglichkeiten. </text:p>
      <text:p text:style-name="P9"/>
      <text:p text:style-name="P9">Für jeden möglichen Wert gibt es einen <text:span text:style-name="T3">case</text:span>-Abschnitt.</text:p>
      <text:p text:style-name="P9"><text:span text:style-name="T20">Jeder</text:span> case-Abschnitt kann einen oder mehrere Befehle enthalten.</text:p>
      <text:p text:style-name="P9">Es brauchen keine geschweiften Klammern um diese Befehle gesetzt zu werden.</text:p>
      <text:p text:style-name="P9">Stattdessen endet ein case-Abschnitt üblicherweise mit einem „break“.</text:p>
      <text:p text:style-name="P9">Der break<text:span text:style-name="T18">-Befehl</text:span> bedeutet <text:span text:style-name="T18">hier</text:span>: der switch-Befehl ist <text:span text:style-name="T18">beendet</text:span>.</text:p>
      <text:p text:style-name="P9"/>
      <text:p text:style-name="P9">Ausnahme:</text:p>
      <text:p text:style-name="P9">Wenn man am Ende eines case-Abschnitts das break weglässt, wird in diesem Fall auch der nächste case-Abschnitt mit ausgeführt. Das ist z.B. nützlich, wenn man eine Reihe von Befehlen hat, von denen <text:span text:style-name="T19">manchmal </text:span>einige <text:span text:style-name="T19">der ersten Befehle </text:span>weglassen <text:span text:style-name="T19">werden sollen</text:span>, <text:span text:style-name="T18">die aber ansonsten immer bis zum letzten Befehl ausgeführt werden.</text:span></text:p>
      <text:p text:style-name="P9"/>
      <text:p text:style-name="P11">Außerdem kann man noch einen <text:span text:style-name="T3">default</text:span>-Abschnitt hinzufügen <text:span text:style-name="T20">für </text:span>den Fall, dass d<text:span text:style-name="T19">er Wert der</text:span> Variablen für keinen der case-Abschnitte zutrifft. <text:span text:style-name="T20">Meist</text:span> ist das ein Ausnahmefall, wenn z.B. der Benutzer eine ungültige Zahl eingetippt hat.</text:p>
      <text:p text:style-name="P9"/>
      <text:p text:style-name="P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3"><text:span text:style-name="T3">switch</text:span> ( <text:span text:style-name="T12">&lt;Variable&gt; </text:span>)</text:p>
            <text:p text:style-name="P33">{</text:p>
            <text:p text:style-name="P33"><text:s text:c="3"/><text:span text:style-name="T3">case</text:span> <text:span text:style-name="T12">&lt;Wert 1&gt; </text:span>:</text:p>
            <text:p text:style-name="P33"><text:s text:c="6"/><text:span text:style-name="T12">&lt;Befehle&gt;</text:span></text:p>
            <text:p text:style-name="P33"><text:s text:c="6"/><text:span text:style-name="T3">break</text:span>;</text:p>
            <text:p text:style-name="P33"/>
            <text:p text:style-name="P33"><text:s text:c="3"/><text:span text:style-name="T3">case</text:span> <text:span text:style-name="T12">&lt;Wert 2&gt; </text:span>:</text:p>
            <text:p text:style-name="P33"><text:s text:c="6"/><text:span text:style-name="T12">&lt;Befehle&gt;</text:span></text:p>
            <text:p text:style-name="P33"><text:s text:c="6"/><text:span text:style-name="T4">break</text:span><text:span text:style-name="T7">;</text:span></text:p>
            <text:p text:style-name="P33"/>
            <text:p text:style-name="P33"><text:s text:c="3"/>... <text:span text:style-name="T12">weitere cases ...</text:span></text:p>
            <text:p text:style-name="P33"/>
            <text:p text:style-name="P33"><text:s text:c="3"/><text:span text:style-name="T4">default</text:span><text:span text:style-name="T7">:</text:span></text:p>
            <text:p text:style-name="P33"><text:s text:c="7"/><text:span text:style-name="T12">&lt;Befehle&gt;</text:span></text:p>
            <text:p text:style-name="P33"><text:s text:c="7"/><text:span text:style-name="T4">break</text:span><text:span text:style-name="T7">;</text:span></text:p>
            <text:p text:style-name="P35">}</text:p>
          </table:table-cell>
          <table:table-cell table:style-name="Tabelle3.A1" office:value-type="string">
            <text:p text:style-name="P22">Um welche Variable geht es?</text:p>
            <text:p text:style-name="P22"/>
            <text:p text:style-name="P21"><text:span text:style-name="T13">Befehle, die im Fall des </text:span><text:span text:style-name="T10">ersten</text:span><text:span text:style-name="T13"> möglichen Wert</text:span><text:span text:style-name="T16"> der </text:span><text:span text:style-name="T13"><text:s/></text:span><text:span text:style-name="T16">Variablen </text:span><text:span text:style-name="T13">ausgeführt werden</text:span></text:p>
            <text:p text:style-name="P22"/>
            <text:p text:style-name="P22"/>
            <text:p text:style-name="P21"><text:span text:style-name="T13">Befehle, die im Fall des </text:span><text:span text:style-name="T10">zweiten</text:span><text:span text:style-name="T13"> möglichen Wert ausgeführt werden</text:span></text:p>
            <text:p text:style-name="P22"/>
            <text:p text:style-name="P22">(usw.)</text:p>
            <text:p text:style-name="P22"/>
            <text:p text:style-name="P22"/>
            <text:p text:style-name="P21"><text:span text:style-name="T13">Befehle, die ausgeführt werden, wenn </text:span><text:span text:style-name="T10">keiner</text:span><text:span text:style-name="T13"> der bisherigen Werte zutrifft.</text:span></text:p>
            <text:p text:style-name="P23">(Kann auch weggelassen werden.)</text:p>
          </table:table-cell>
        </table:table-row>
      </table:table>
      <text:p text:style-name="P9"/>
      <text:p text:style-name="P9"/>
      <text:p text:style-name="P41">Aufgabe 1</text:p>
      <text:p text:style-name="P17"/>
      <text:p text:style-name="P17">Öffne die ausgeteilte Musterlösung zum Adressbuch (Programmieraufgabe zum Thema Liste).</text:p>
      <text:p text:style-name="P17">Ändere die <text:span text:style-name="T3">main-Methode</text:span>, so dass sie statt einer Verkettung von if-else-Befehlen den switch-Befehl verwendet.</text:p>
      <text:p text:style-name="P17"/>
      <text:p text:style-name="P17"/>
      <text:p text:style-name="P28">Aufgabe <text:span text:style-name="T28">2</text:span></text:p>
      <text:p text:style-name="P12"/>
      <text:p text:style-name="P24"><text:span text:style-name="T32">Mit der</text:span> „Gaußsche<text:span text:style-name="T32">n</text:span> Wochentagsformel“ <text:span text:style-name="T32">kann man den Wochentag zu einem beliebigen </text:span>Datum <text:span text:style-name="T32">berechnen. Seit gilt für </text:span>de<text:span text:style-name="T32">n</text:span> Gregorianischen Kalenders <text:span text:style-name="T32">ab dem </text:span>15. Oktober 1582 <text:span text:style-name="T32">bis heute und auch weiterhin, so lange es keine weitere Kalenderreform gibt.</text:span></text:p>
      <text:p text:style-name="P24"/>
      <text:p text:style-name="P25">Algorithmus: Gaußsche Wochentagsformel</text:p>
      <text:p text:style-name="P20"/>
      <text:p text:style-name="P12"><text:tab/><text:span text:style-name="T29">Seien </text:span>t = Tag, m = Monat, j = Jahr <text:s text:c="2"/>(<text:span text:style-name="T19">jeweils Integer-Werte</text:span>)</text:p>
      <text:p text:style-name="P38"><text:tab/>1. <text:s/>Falls m = 2, erhöhe m um 10 und <text:span text:style-name="T29">verringere</text:span> j um 1. <text:span text:style-name="T29">Sonst verringere</text:span> m um 2.</text:p>
      <text:p text:style-name="P38"><text:tab/>2. <text:s/>Berechne die <text:span text:style-name="T29">Integer-</text:span>Werte c = j / 100 und y = j % 100.</text:p>
      <text:p text:style-name="P38"><text:tab/>3. <text:s/>Berechne den <text:span text:style-name="T29">Integer-</text:span>Wert <text:line-break/> <text:s text:c="16"/>h = ( ( (26·m – 2) / 10) + t + y + y/4 + c/4 – 2·c ) % 7 </text:p>
      <text:p text:style-name="P38"><text:tab/>4. <text:s/>Falls h &lt; 0 <text:span text:style-name="T29">ist</text:span>, erhöhe h um 7.</text:p>
      <text:p text:style-name="P39"><text:tab/>Anschließend hat h einen Wert zwischen 0 und 6.<text:line-break/><text:tab/><text:span text:style-name="T31">Dabei entspricht </text:span>0 <text:span text:style-name="T30">dem Sonntag, 1 Montag, <text:tab/>2 Dienstag usw.</text:span></text:p>
      <text:p text:style-name="P12"/>
      <text:p text:style-name="P13"><text:tab/>Das Zeichen / bezeichnet hier die ganzzahlige Division.</text:p>
      <text:p text:style-name="P13"><text:tab/>% bezeichnet die modulo-Operation (den Rest der ganzzahligen Division).</text:p>
      <text:p text:style-name="P12"/>
      <text:p text:style-name="P26">Arbeitsauftrag</text:p>
      <text:p text:style-name="P15"/>
      <text:p text:style-name="P16">Verwende die ausgeteilte BlueJ-Vorlage.</text:p>
      <text:p text:style-name="P16"/>
      <text:p text:style-name="P14"><text:span text:style-name="T20">Implementiere die Methode </text:span><text:span text:style-name="T9">String wochentag(int tag, int monat, int jahr)</text:span><text:span text:style-name="T20">.</text:span></text:p>
      <text:p text:style-name="P16">Die Methode erhält ein Datum (drei Zahlen, <text:span text:style-name="T32">das Jahr vierstellig</text:span>) als Parameter und gibt den Wochentag als Text zurück. <text:span text:style-name="T17">Nutze in dieser Methode den </text:span><text:span text:style-name="T6">switch</text:span><text:span text:style-name="T17">-Befehl zur Auswahl des Wochentags, nachdem die Variable </text:span><text:span text:style-name="T6">h</text:span><text:span text:style-name="T17"> aus der Gauß-Formel als Zahl berechnet wurde.</text:span></text:p>
      <text:p text:style-name="P16"/>
      <text:p text:style-name="P16">Die main-Methode bittet dann<text:span text:style-name="T21"> den Benutzer, </text:span>ein beliebiges<text:span text:style-name="T21"> Datum (nach dem 15.10.1582) </text:span>einzugeben und gibt <text:span text:style-name="T21">de</text:span>n<text:span text:style-name="T21"> entsprechende</text:span>n<text:span text:style-name="T21"> Wochentag aus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draw:frame text:anchor-type="paragraph" draw:z-index="0" draw:name="Form1" draw:style-name="gr1" draw:text-style-name="P43" svg:width="1.795cm" svg:height="0.63cm" svg:x="15.196cm" svg:y="0.467cm"><draw:image xlink:href="Pictures/10000000000000580000001F196641809BB809C4.png" xlink:type="simple" xlink:show="embed" xlink:actuate="onLoad" loext:mime-type="image/png"><text:p/></draw:image></draw:frame></text:p>
      <text:p text:style-name="P29"><text:span text:style-name="T22">Autor: </text:span><text:span text:style-name="T23">Christian Pothmann – </text:span><text:a xlink:type="simple" xlink:href="https://cpothmann.de/" text:style-name="Internet_20_link" text:visited-style-name="Visited_20_Internet_20_Link"><text:span text:style-name="T23">c</text:span></text:a><text:a xlink:type="simple" xlink:href="https://cpothmann.de/" text:style-name="Internet_20_link" text:visited-style-name="Visited_20_Internet_20_Link"><text:span text:style-name="T25">pothmann.de</text:span></text:a><text:span text:style-name="T25">, </text:span><text:span text:style-name="T24">f</text:span><text:span text:style-name="T26">reigegeben unter </text:span><text:a xlink:type="simple" xlink:href="https://creativecommons.org/licenses/by-nc-sa/4.0/" text:style-name="Internet_20_link" text:visited-style-name="Visited_20_Internet_20_Link"><text:span text:style-name="T26">CC BY-NC-SA 4.0</text:span></text:a><text:span text:style-name="T26">, </text:span><text:span text:style-name="T27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798cm" style:rel-column-width="33916*"/>
    </style:style>
    <style:style style:name="Tabelle1.B" style:family="table-column">
      <style:table-column-properties style:column-width="2.799cm" style:rel-column-width="10791*"/>
    </style:style>
    <style:style style:name="Tabelle1.C" style:family="table-column">
      <style:table-column-properties style:column-width="5.403cm" style:rel-column-width="20828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22d049" officeooo:paragraph-rsid="00107fa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079ea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Der </text:span>Switch-<text:span text:style-name="MT1">Befehl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5-26T18:44:46.629000000</dc:date>
    <meta:editing-duration>PT3H52M15S</meta:editing-duration>
    <meta:editing-cycles>38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09" meta:word-count="679" meta:character-count="4827" meta:non-whitespace-character-count="3820"/>
  </office:meta>
</office:document-meta>
</file>